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sans-serif" svg:font-family="sans-serif"/>
    <style:font-face style:name="serif" svg:font-family="serif"/>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635cm" fo:margin-right="0cm" fo:text-align="center" style:justify-single-word="false" fo:text-indent="0cm" style:auto-text-indent="false">
        <style:tab-stops/>
      </style:paragraph-properties>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Courier 10 Pitch" fo:font-size="11pt" fo:letter-spacing="normal" fo:font-style="normal" fo:font-weight="normal" fo:background-color="#ffff00" style:font-size-asian="11pt" style:font-size-complex="11pt"/>
    </style:style>
    <style:style style:name="P4" style:family="paragraph" style:parent-style-name="Heading_20_2">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text-properties fo:font-variant="normal" fo:text-transform="none" fo:color="#000000" style:font-name="Courier 10 Pitch" fo:font-size="11pt" fo:letter-spacing="normal" fo:font-style="normal" fo:font-weight="normal" officeooo:paragraph-rsid="0017294b" fo:background-color="#ffff00" style:font-size-asian="11pt" style:font-style-asian="normal" style:font-size-complex="11pt" style:font-style-complex="normal"/>
    </style:style>
    <style:style style:name="P9" style:family="paragraph" style:parent-style-name="Text_20_body">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text-properties officeooo:paragraph-rsid="0017294b"/>
    </style:style>
    <style:style style:name="P12" style:family="paragraph" style:parent-style-name="Text_20_body">
      <style:paragraph-properties fo:margin-top="0cm" fo:margin-bottom="0cm" style:contextual-spacing="false"/>
      <style:text-properties fo:font-style="italic" style:font-style-asian="italic" style:font-style-complex="italic"/>
    </style:style>
    <style:style style:name="P13" style:family="paragraph" style:parent-style-name="Text_20_body" style:list-style-name="L1">
      <style:paragraph-properties fo:margin-top="0cm" fo:margin-bottom="0cm" style:contextual-spacing="false"/>
    </style:style>
    <style:style style:name="P14" style:family="paragraph" style:parent-style-name="Heading_20_3">
      <style:paragraph-properties fo:text-align="center" style:justify-single-word="false" fo:break-before="page"/>
    </style:style>
    <style:style style:name="P15" style:family="paragraph" style:parent-style-name="Standard" style:list-style-name="L3"/>
    <style:style style:name="P16" style:family="paragraph" style:parent-style-name="Standard">
      <style:text-properties fo:font-style="normal" style:font-style-asian="normal" style:font-style-complex="normal"/>
    </style:style>
    <style:style style:name="P17" style:family="paragraph" style:parent-style-name="Standard" style:list-style-name="L3">
      <style:text-properties fo:font-style="normal" style:font-style-asian="normal" style:font-style-complex="normal"/>
    </style:style>
    <style:style style:name="P18" style:family="paragraph" style:parent-style-name="Standard">
      <style:text-properties fo:font-style="normal" officeooo:paragraph-rsid="00122e6a" style:font-style-asian="normal" style:font-style-complex="normal"/>
    </style:style>
    <style:style style:name="P19" style:family="paragraph" style:parent-style-name="Standard">
      <style:text-properties fo:font-style="normal" officeooo:paragraph-rsid="001d4403" style:font-style-asian="normal" style:font-style-complex="normal"/>
    </style:style>
    <style:style style:name="P20" style:family="paragraph" style:parent-style-name="Standard">
      <style:text-properties fo:font-style="normal" officeooo:paragraph-rsid="001eb8df" style:font-style-asian="normal" style:font-style-complex="normal"/>
    </style:style>
    <style:style style:name="P21" style:family="paragraph" style:parent-style-name="Standard" style:list-style-name="L4">
      <style:text-properties fo:font-style="normal" fo:font-weight="bold" style:font-style-asian="normal" style:font-weight-asian="bold" style:font-style-complex="normal" style:font-weight-complex="bold"/>
    </style:style>
    <style:style style:name="P22" style:family="paragraph" style:parent-style-name="Standard" style:list-style-name="L5">
      <style:text-properties fo:font-style="normal" fo:font-weight="bold" style:font-style-asian="normal" style:font-weight-asian="bold" style:font-style-complex="normal" style:font-weight-complex="bold"/>
    </style:style>
    <style:style style:name="P23" style:family="paragraph" style:parent-style-name="Standard">
      <style:text-properties fo:font-style="normal" fo:background-color="transparent" style:font-style-asian="normal" style:font-style-complex="normal"/>
    </style:style>
    <style:style style:name="P24" style:family="paragraph" style:parent-style-name="Standard">
      <style:text-properties fo:font-size="11pt" fo:font-style="normal" style:font-size-asian="11pt" style:font-style-asian="normal" style:font-size-complex="11pt" style:font-style-complex="normal"/>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style="italic" officeooo:paragraph-rsid="00122e6a" style:font-style-asian="italic" style:font-style-complex="italic"/>
    </style:style>
    <style:style style:name="P27" style:family="paragraph" style:parent-style-name="Standard">
      <style:text-properties fo:font-style="italic" officeooo:paragraph-rsid="0018aeeb" style:font-style-asian="italic" style:font-style-complex="italic"/>
    </style:style>
    <style:style style:name="P28" style:family="paragraph" style:parent-style-name="Standard">
      <style:text-properties fo:font-style="italic" officeooo:paragraph-rsid="00202171" style:font-style-asian="italic" style:font-style-complex="italic"/>
    </style:style>
    <style:style style:name="P29" style:family="paragraph" style:parent-style-name="Standard">
      <style:text-properties fo:font-style="italic" fo:font-weight="normal" officeooo:paragraph-rsid="00179155" style:font-style-asian="italic" style:font-weight-asian="normal" style:font-style-complex="italic" style:font-weight-complex="normal"/>
    </style:style>
    <style:style style:name="P30" style:family="paragraph" style:parent-style-name="Standard">
      <style:text-properties officeooo:paragraph-rsid="0018aeeb"/>
    </style:style>
    <style:style style:name="P31" style:family="paragraph" style:parent-style-name="Standard">
      <style:text-properties fo:font-variant="normal" fo:text-transform="none" fo:color="#000000" style:font-name="Courier 10 Pitch" fo:font-size="11pt" fo:letter-spacing="normal" fo:font-style="normal" fo:font-weight="normal" fo:background-color="#ffff00" style:font-size-asian="11pt" style:font-size-complex="11pt"/>
    </style:style>
    <style:style style:name="P32" style:family="paragraph" style:parent-style-name="Standard">
      <style:text-properties fo:font-size="10pt" fo:font-style="normal" officeooo:paragraph-rsid="001eb8df" style:font-size-asian="10pt" style:font-style-asian="normal" style:font-size-complex="10pt" style:font-style-complex="normal"/>
    </style:style>
    <style:style style:name="P33" style:family="paragraph" style:parent-style-name="Standard">
      <style:text-properties fo:font-size="10pt" fo:font-style="italic" officeooo:paragraph-rsid="001eb8df" style:font-size-asian="10pt" style:font-style-asian="italic" style:font-size-complex="10pt" style:font-style-complex="italic"/>
    </style:style>
    <style:style style:name="P34" style:family="paragraph" style:parent-style-name="Standard">
      <style:paragraph-properties fo:margin-top="0cm" fo:margin-bottom="0cm" style:contextual-spacing="false"/>
      <style:text-properties fo:color="#000000" style:font-name="Times New Roman" fo:font-style="italic" officeooo:paragraph-rsid="0014fbc7" style:font-style-asian="italic" style:font-style-complex="italic"/>
    </style:style>
    <style:style style:name="P35" style:family="paragraph" style:parent-style-name="Standard">
      <style:paragraph-properties fo:margin-top="0cm" fo:margin-bottom="0cm" style:contextual-spacing="false"/>
      <style:text-properties officeooo:paragraph-rsid="0017294b"/>
    </style:style>
    <style:style style:name="P36" style:family="paragraph" style:parent-style-name="Heading_20_1" style:master-page-name="MP0">
      <style:paragraph-properties fo:text-align="center" style:justify-single-word="false" style:page-number="auto" fo:break-before="page"/>
    </style:style>
    <style:style style:name="T1" style:family="text">
      <style:text-properties fo:font-style="normal" style:font-style-asian="normal" style:font-style-complex="normal"/>
    </style:style>
    <style:style style:name="T2" style:family="text">
      <style:text-properties fo:font-style="normal" officeooo:rsid="001d4403" style:font-style-asian="normal" style:font-style-complex="normal"/>
    </style:style>
    <style:style style:name="T3" style:family="text">
      <style:text-properties fo:font-size="10pt" style:font-size-asian="10pt" style:font-size-complex="10pt"/>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officeooo:rsid="00122e6a" style:font-size-asian="10pt" style:font-style-asian="normal" style:font-size-complex="10pt" style:font-style-complex="normal"/>
    </style:style>
    <style:style style:name="T6" style:family="text">
      <style:text-properties officeooo:rsid="00122e6a"/>
    </style:style>
    <style:style style:name="T7" style:family="text">
      <style:text-properties officeooo:rsid="0014fbc7"/>
    </style:style>
    <style:style style:name="T8" style:family="text">
      <style:text-properties fo:font-weight="bold" style:font-weight-asian="bold" style:font-weight-complex="bold"/>
    </style:style>
    <style:style style:name="T9" style:family="text">
      <style:text-properties officeooo:rsid="001694f6"/>
    </style:style>
    <style:style style:name="T10" style:family="text">
      <style:text-properties officeooo:rsid="0017294b"/>
    </style:style>
    <style:style style:name="T11" style:family="text">
      <style:text-properties officeooo:rsid="00179155"/>
    </style:style>
    <style:style style:name="T12" style:family="text">
      <style:text-properties officeooo:rsid="0018aeeb"/>
    </style:style>
    <style:style style:name="T13" style:family="text">
      <style:text-properties fo:font-style="italic" style:font-style-asian="italic" style:font-style-complex="italic"/>
    </style:style>
    <style:style style:name="T14" style:family="text">
      <style:text-properties fo:font-style="italic" officeooo:rsid="0018aeeb" style:font-style-asian="italic" style:font-style-complex="italic"/>
    </style:style>
    <style:style style:name="T15" style:family="text">
      <style:text-properties officeooo:rsid="0018e1ad"/>
    </style:style>
    <style:style style:name="T16" style:family="text">
      <style:text-properties officeooo:rsid="001a3fb7"/>
    </style:style>
    <style:style style:name="T17" style:family="text">
      <style:text-properties officeooo:rsid="001d4403"/>
    </style:style>
    <style:style style:name="T18" style:family="text">
      <style:text-properties officeooo:rsid="001eb8df"/>
    </style:style>
    <style:style style:name="T19" style:family="text">
      <style:text-properties officeooo:rsid="00202171"/>
    </style:style>
    <style:style style:name="T20" style:family="text">
      <style:text-properties fo:background-color="transparent"/>
    </style:style>
    <style:style style:name="T21" style:family="text">
      <style:text-properties officeooo:rsid="00202171"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Assignment 5: Real-time Chat</text:h>
      <text:p text:style-name="P5">TDTS04: Computer Networks and Distributed Systems </text:p>
      <text:h text:style-name="P4" text:outline-level="2">Report</text:h>
      <text:p text:style-name="Normal"/>
      <text:p text:style-name="P2"><text:span text:style-name="Diskret_20_referens"><text:span text:style-name="T3">Hannah Börjesson (hanbo174), Per Jonsson (perjo927) / Group A14</text:span></text:span></text:p>
      <text:p text:style-name="P2"/>
      <text:p text:style-name="P2"><text:span text:style-name="Diskret_20_referens"><text:span text:style-name="T4">Linköping university 2013-04-0</text:span></text:span><text:span text:style-name="Diskret_20_referens"><text:span text:style-name="T5">5</text:span></text:span></text:p>
      <text:p text:style-name="P6"/>
      <text:list xml:id="list11173420041" text:style-name="L1">
        <text:list-item>
          <text:p text:style-name="P13"><text:span text:style-name="T8">Explain what is the purpose of the name server that is being used by the chat system. How would a call by the client have looked like if the name server would not have existed? </text:span></text:p>
        </text:list-item>
      </text:list>
      <text:p text:style-name="P12"/>
      <text:list xml:id="list722581527" text:style-name="L2">
        <text:list-item>
          <text:p text:style-name="P11">The purpose of the name server <text:span text:style-name="T9"><text:s/>– </text:span><text:span text:style-name="T10">which works </text:span><text:span text:style-name="T9">similar</text:span><text:span text:style-name="T10">ly</text:span><text:span text:style-name="T9"> to a DNS server, another type of name server – </text:span><text:span text:style-name="T10">is to </text:span><text:span text:style-name="T9">make sure that the data </text:span><text:span text:style-name="T10">the client</text:span><text:span text:style-name="T9"> wants to send </text:span><text:span text:style-name="T10">to the server object gets to that destination by storing routing information (in a tree-like directory similar to filesystem) so that the data can be forwarded to the right destination. The client performs a lookup once and gets an object reference from the Naming Service.</text:span></text:p>
        </text:list-item>
      </text:list>
      <text:p text:style-name="P9"/>
      <text:list xml:id="list846262742" text:continue-numbering="true" text:style-name="L2">
        <text:list-item>
          <text:p text:style-name="P10">A call by the client would have <text:span text:style-name="T10">needed to know the IP address of the server, </text:span><text:span text:style-name="T12">the remote object reference</text:span><text:span text:style-name="T10">, etc, </text:span><text:span text:style-name="T12">to be able to call its methods,</text:span> if the name <text:span text:style-name="T12">name </text:span>server would have not existed.</text:p>
        </text:list-item>
      </text:list>
      <text:p text:style-name="P35"><text:span text:style-name="T7"/></text:p>
      <text:list xml:id="list1803564228" text:continue-list="list11173420041" text:style-name="L1">
        <text:list-item>
          <text:p text:style-name="P7">The server in the lab is using the callback function. This is one way of implementing asynchronous method calls in CORBA and does not affect how objects are implemented in the server. Please explain why this is the case. Are there other alternative options for how asynchronous calls can be implemented in CORBA? </text:p>
        </text:list-item>
      </text:list>
      <text:p text:style-name="P1"/>
      <text:list xml:id="list757894332" text:style-name="L3">
        <text:list-item>
          <text:p text:style-name="P17">Th<text:span text:style-name="T12">e callback function does not affect how objects are implemented in the server because </text:span><text:span text:style-name="T16">it is defined in the client – not the server – the client's responsibility is to work with the method call and the server can take on other tasks after the method has been invoked and does not wait for a result.</text:span></text:p>
        </text:list-item>
      </text:list>
      <text:p text:style-name="P1"/>
      <text:list xml:id="list686199857" text:continue-numbering="true" text:style-name="L3">
        <text:list-item>
          <text:p text:style-name="P15"><text:span text:style-name="T1">The alternative option for how asynchronous calls can be implemented in CORBA </text:span><text:span text:style-name="T2">is the polling model, also implemented withi</text:span>n the client-side, where the client can poll <text:span text:style-name="T18">its </text:span>ORB <text:span text:style-name="T18">for incoming information.</text:span></text:p>
        </text:list-item>
      </text:list>
      <text:p text:style-name="P34"/>
      <text:list xml:id="list814999701" text:style-name="L4">
        <text:list-item>
          <text:p text:style-name="P21">How the functionality of our implementation was tested</text:p>
        </text:list-item>
      </text:list>
      <text:p text:style-name="P26"><text:tab/></text:p>
      <text:p text:style-name="P18"><text:span text:style-name="T17">Besides</text:span><text:span text:style-name="T7"> from </text:span><text:span text:style-name="T17">b</text:span>lood, sweat and tears, <text:span text:style-name="T17">the functionality was tested by testing component-for-component on one single computer using several terminal windows (in an Ubuntu 12.04 environment) and then all components at once – the components being firstly the methods:</text:span></text:p>
      <text:p text:style-name="P18"><text:span text:style-name="T17"/></text:p>
      <text:p text:style-name="P19"><text:span text:style-name="T17">- join</text:span></text:p>
      <text:p text:style-name="P19"><text:span text:style-name="T17">- play</text:span></text:p>
      <text:p text:style-name="P19"><text:span text:style-name="T17">- put</text:span></text:p>
      <text:p text:style-name="P19"><text:span text:style-name="T17">- leave &amp; leaveGame</text:span></text:p>
      <text:p text:style-name="P19"><text:soft-page-break/><text:span text:style-name="T17">- list</text:span></text:p>
      <text:p text:style-name="P19"><text:span text:style-name="T17">- post</text:span></text:p>
      <text:p text:style-name="P19"><text:span text:style-name="T17">- quit</text:span></text:p>
      <text:p text:style-name="P19"><text:span text:style-name="T17"/></text:p>
      <text:p text:style-name="P19"><text:span text:style-name="T17">Some of the methodes were given in the lab assignment web text, other methods came to life by necessity after testing the code as a whole, such as leaveGame and quit.</text:span></text:p>
      <text:p text:style-name="P1"><text:span text:style-name="T6"/></text:p>
      <text:p text:style-name="P20"><text:span text:style-name="T18">We encountered some initial bugs, mainly consisting of how to handle malicious input; arguments provided by the user to methods which could cause the program to crash. Clients could also post and leave and play though not having joined. When we had implemented meticulous error handling we could move on to test the chat in its entire functionality.</text:span></text:p>
      <text:p text:style-name="P20"><text:span text:style-name="T18"/></text:p>
      <text:p text:style-name="P20"><text:span text:style-name="T18">Examples of initial erronoeus method calls, etc:</text:span></text:p>
      <text:p text:style-name="P20"><text:span text:style-name="T18"/></text:p>
      <text:p text:style-name="P32"><text:span text:style-name="T18">$ make client</text:span></text:p>
      <text:p text:style-name="P32"><text:span text:style-name="T18">% join </text:span></text:p>
      <text:p text:style-name="P33"><text:span text:style-name="T18">=&gt; crash because of no argument provided to join</text:span></text:p>
      <text:p text:style-name="P32"><text:span text:style-name="T18"/></text:p>
      <text:p text:style-name="P32"><text:span text:style-name="T18">% join 1</text:span></text:p>
      <text:p text:style-name="P32"><text:span text:style-name="T18">% list</text:span></text:p>
      <text:p text:style-name="P32"><text:span text:style-name="T18">List of registered users: </text:span></text:p>
      <text:p text:style-name="P32"><text:span text:style-name="T18">1</text:span></text:p>
      <text:p text:style-name="P32"><text:span text:style-name="T18">$ make client</text:span></text:p>
      <text:p text:style-name="P32"><text:span text:style-name="T18">% post Hey</text:span></text:p>
      <text:p text:style-name="P32"><text:span text:style-name="T18"><text:s text:c="2"/>said Hey</text:span></text:p>
      <text:p text:style-name="P33"><text:span text:style-name="T18">=&gt; should not have happened, because client had not joined</text:span></text:p>
      <text:p text:style-name="P25"/>
      <text:p text:style-name="P32"><text:span text:style-name="T18">$ make client</text:span></text:p>
      <text:p text:style-name="P32"><text:span text:style-name="T18">% leave</text:span></text:p>
      <text:p text:style-name="P32"><text:span text:style-name="T18">Goodbye </text:span></text:p>
      <text:p text:style-name="P33"><text:span text:style-name="T18">=&gt; should not have happened, because client had not joined</text:span></text:p>
      <text:p text:style-name="P33"><text:span text:style-name="T18"/></text:p>
      <text:p text:style-name="P32"><text:span text:style-name="T18">$ make client</text:span></text:p>
      <text:p text:style-name="P32"><text:span text:style-name="T18">% join 1</text:span></text:p>
      <text:p text:style-name="P32"><text:span text:style-name="T18">% <text:s/>play X</text:span></text:p>
      <text:p text:style-name="P32"><text:span text:style-name="T18">% put</text:span></text:p>
      <text:p text:style-name="P33"><text:span text:style-name="T18">=&gt; crash because of no arguments provided</text:span></text:p>
      <text:p text:style-name="P25"/>
      <text:p text:style-name="P19"><text:span text:style-name="T17">Then, when the chat system was working, we decided to choose to write Five-in-a-row instead of Othello. The main challenge was to design the algorithms for deciding a winner and then finding out how to notify each and every winner and all losers.</text:span></text:p>
      <text:p text:style-name="P1"/>
      <text:list xml:id="list1886101102" text:style-name="L5">
        <text:list-item>
          <text:p text:style-name="P22">Limitations</text:p>
        </text:list-item>
      </text:list>
      <text:p text:style-name="P23"><text:tab/></text:p>
      <text:p text:style-name="P1"><text:span text:style-name="T20"><text:tab/></text:span><text:span text:style-name="T21">If you have joined as a client and the h</text:span><text:span text:style-name="T20">it C</text:span><text:span text:style-name="T21">TRL</text:span><text:span text:style-name="T20">+</text:span><text:span text:style-name="T21">C</text:span><text:span text:style-name="T20"> in the client an</text:span><text:span text:style-name="T21">d then </text:span><text:span text:style-name="T20">connect as a new client <text:tab/></text:span><text:span text:style-name="T21">from another terminal window you can see that </text:span><text:span text:style-name="T20">the old user is still there and when you try to <text:tab/>join </text:span><text:span text:style-name="T21">from </text:span><text:span text:style-name="T20">the program crashes.</text:span></text:p>
      <text:h text:style-name="P14" text:outline-level="3"><text:span text:style-name="T12">REFERENCES</text:span></text:h>
      <text:p text:style-name="P29"><text:span text:style-name="T11">Tanenbaum, Andrew S. &amp; van Steen, Maarten (2007), Distributed Systems: Principles and Paradigms. 2nd Ed. Prentice Hall. </text:span></text:p>
      <text:p text:style-name="P29"><text:span text:style-name="T11"/></text:p>
      <text:p text:style-name="P28">Object Management Group, Inc <text:span text:style-name="T19">(2013), </text:span>CORBA® BASICS, http://www.omg.org/gettingstarted/corbafaq.htm, </text:p>
      <text:p text:style-name="P27"/>
      <text:p text:style-name="P30"><text:bookmark text:name="firstHeading"/><text:span text:style-name="T14">Wikipedia (20130403), </text:span><text:span text:style-name="T13">Common Object Request Broker Architecture, </text:span><text:span text:style-name="T14">http://en.wikipedia.org/wiki/CORBA</text:span></text:p>
      <text:p text:style-name="P30"><text:span text:style-name="T14"/></text:p>
      <text:p text:style-name="P27"><text:span text:style-name="T12">Oracle (2001), </text:span>Getting Started with JavaTM IDL, <text:span text:style-name="T12">http://docs.oracle.com/javase/1.4.2/docs/guide/idl/GShome.html</text:span>, </text:p>
      <text:p text:style-name="P3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ce style:name="sans-serif" svg:font-family="sans-serif"/>
    <style:font-face style:name="serif" svg:font-family="serif"/>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size="16pt" style:font-name-asian="Times New Roman" style:font-size-asian="16pt" style:font-name-complex="Mangal" style:font-size-complex="14.5pt" fo:hyphenate="false" fo:hyphenation-remain-char-count="2" fo:hyphenation-push-char-count="2"/>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a5a5a" style:font-name="Calibri" fo:font-size="11pt" fo:letter-spacing="0.026cm" style:font-name-asian="Times New Roman" style:font-size-asian="11pt" style:font-name-complex="Mangal"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andardstycketeckensnitt" style:family="text"/>
    <style:style style:name="Diskret_20_referens" style:display-name="Diskret referens" style:family="text" style:parent-style-name="Standardstycketeckensnitt">
      <style:text-properties fo:font-variant="small-caps" fo:color="#5a5a5a"/>
    </style:style>
    <style:style style:name="Teletyp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 Frost</meta:initial-creator>
    <meta:creation-date>2013-03-28T14:12:34</meta:creation-date>
    <dc:date>2013-04-05T15:39:59</dc:date>
    <dc:creator>Per Frost</dc:creator>
    <meta:editing-duration>P3DT10H30M7S</meta:editing-duration>
    <meta:editing-cycles>52</meta:editing-cycles>
    <meta:generator>LibreOffice/3.6$Linux_X86_64 LibreOffice_project/360m1$Build-2</meta:generator>
    <meta:document-statistic meta:table-count="0" meta:image-count="0" meta:object-count="0" meta:page-count="3" meta:paragraph-count="53" meta:word-count="686" meta:character-count="4020" meta:non-whitespace-character-count="3375"/>
  </office:meta>
</office:document-meta>
</file>